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officeooo:rsid="0016a9c8" officeooo:paragraph-rsid="0016a9c8"/>
    </style:style>
    <style:style style:name="P2" style:family="paragraph" style:parent-style-name="Standard">
      <style:text-properties officeooo:rsid="001a071f" officeooo:paragraph-rsid="001a071f"/>
    </style:style>
    <style:style style:name="P3" style:family="paragraph" style:parent-style-name="Standard">
      <style:text-properties officeooo:rsid="00218d3b" officeooo:paragraph-rsid="00218d3b"/>
    </style:style>
    <style:style style:name="P4" style:family="paragraph" style:parent-style-name="Standard">
      <style:text-properties fo:font-style="normal" officeooo:rsid="00218d3b" officeooo:paragraph-rsid="00218d3b" style:font-style-asian="normal" style:font-style-complex="normal"/>
    </style:style>
    <style:style style:name="P5" style:family="paragraph" style:parent-style-name="Standard" style:list-style-name="L1">
      <style:text-properties officeooo:rsid="0016a9c8" officeooo:paragraph-rsid="0016a9c8"/>
    </style:style>
    <style:style style:name="P6" style:family="paragraph" style:parent-style-name="Standard" style:list-style-name="L2">
      <style:text-properties officeooo:rsid="0016a9c8" officeooo:paragraph-rsid="0016a9c8"/>
    </style:style>
    <style:style style:name="P7" style:family="paragraph" style:parent-style-name="Standard" style:list-style-name="L2">
      <style:text-properties officeooo:rsid="0016a9c8" officeooo:paragraph-rsid="00181ec7"/>
    </style:style>
    <style:style style:name="P8" style:family="paragraph" style:parent-style-name="Standard" style:list-style-name="L3">
      <style:text-properties officeooo:rsid="0016a9c8" officeooo:paragraph-rsid="0016a9c8"/>
    </style:style>
    <style:style style:name="P9" style:family="paragraph" style:parent-style-name="Standard" style:list-style-name="L4">
      <style:text-properties officeooo:rsid="0016a9c8" officeooo:paragraph-rsid="0016a9c8"/>
    </style:style>
    <style:style style:name="P10" style:family="paragraph" style:parent-style-name="Standard" style:list-style-name="L1">
      <style:text-properties style:text-position="0% 100%" officeooo:rsid="0016a9c8" officeooo:paragraph-rsid="0016a9c8"/>
    </style:style>
    <style:style style:name="P11" style:family="paragraph" style:parent-style-name="Standard">
      <style:text-properties style:text-position="0% 100%" officeooo:rsid="0016a9c8" officeooo:paragraph-rsid="0016a9c8"/>
    </style:style>
    <style:style style:name="P12" style:family="paragraph" style:parent-style-name="Standard" style:list-style-name="L2">
      <style:text-properties style:text-position="0% 100%" officeooo:rsid="0016a9c8" officeooo:paragraph-rsid="0016a9c8"/>
    </style:style>
    <style:style style:name="P13" style:family="paragraph" style:parent-style-name="Standard" style:list-style-name="L2">
      <style:text-properties style:text-position="0% 100%" officeooo:rsid="00181ec7" officeooo:paragraph-rsid="00181ec7"/>
    </style:style>
    <style:style style:name="P14" style:family="paragraph" style:parent-style-name="Standard" style:list-style-name="L3">
      <style:text-properties style:text-position="0% 100%" officeooo:rsid="00181ec7" officeooo:paragraph-rsid="00181ec7"/>
    </style:style>
    <style:style style:name="P15" style:family="paragraph" style:parent-style-name="Standard" style:list-style-name="L4">
      <style:text-properties style:text-position="0% 100%" officeooo:rsid="00181ec7" officeooo:paragraph-rsid="00181ec7"/>
    </style:style>
    <style:style style:name="P16" style:family="paragraph" style:parent-style-name="Standard" style:list-style-name="L5">
      <style:text-properties style:text-position="0% 100%" officeooo:rsid="00181ec7" officeooo:paragraph-rsid="00181ec7"/>
    </style:style>
    <style:style style:name="P17" style:family="paragraph" style:parent-style-name="Standard">
      <style:text-properties style:text-position="0% 100%" officeooo:rsid="00181ec7" officeooo:paragraph-rsid="00181ec7"/>
    </style:style>
    <style:style style:name="P18" style:family="paragraph" style:parent-style-name="Standard" style:list-style-name="L2">
      <style:text-properties style:text-position="0% 100%" officeooo:rsid="001dcb8d" officeooo:paragraph-rsid="001dcb8d"/>
    </style:style>
    <style:style style:name="P19" style:family="paragraph" style:parent-style-name="Standard" style:list-style-name="L2">
      <style:text-properties style:text-position="0% 100%" officeooo:rsid="00177572" officeooo:paragraph-rsid="00177572"/>
    </style:style>
    <style:style style:name="P20" style:family="paragraph" style:parent-style-name="Standard" style:list-style-name="L5">
      <style:text-properties style:text-position="0% 100%" officeooo:rsid="00177572" officeooo:paragraph-rsid="00177572"/>
    </style:style>
    <style:style style:name="P21" style:family="paragraph" style:parent-style-name="Standard" style:list-style-name="L2">
      <style:text-properties style:text-position="0% 100%" officeooo:rsid="001c0364" officeooo:paragraph-rsid="001c0364"/>
    </style:style>
    <style:style style:name="P22" style:family="paragraph" style:parent-style-name="Standard">
      <style:text-properties style:text-position="0% 100%" officeooo:rsid="0024aa8b" officeooo:paragraph-rsid="0024aa8b"/>
    </style:style>
    <style:style style:name="P23" style:family="paragraph" style:parent-style-name="Standard" style:list-style-name="L2">
      <style:text-properties officeooo:rsid="00181ec7" officeooo:paragraph-rsid="00181ec7"/>
    </style:style>
    <style:style style:name="T1" style:family="text">
      <style:text-properties style:text-position="0% 100%"/>
    </style:style>
    <style:style style:name="T2" style:family="text">
      <style:text-properties style:text-position="0% 100%" officeooo:rsid="00177572"/>
    </style:style>
    <style:style style:name="T3" style:family="text">
      <style:text-properties style:text-position="0% 100%" officeooo:rsid="00181ec7"/>
    </style:style>
    <style:style style:name="T4" style:family="text">
      <style:text-properties style:text-position="0% 100%" officeooo:rsid="001a071f"/>
    </style:style>
    <style:style style:name="T5" style:family="text">
      <style:text-properties style:text-position="0% 100%" fo:font-style="italic" officeooo:rsid="001a071f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officeooo:rsid="0024aa8b"/>
    </style:style>
    <style:style style:name="T8" style:family="text">
      <style:text-properties officeooo:rsid="0025fe95"/>
    </style:style>
    <style:style style:name="T9" style:family="text">
      <style:text-properties officeooo:rsid="00267215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With t spanning negative to positive infinity, the curve of v(t) resembles exponential decay towards the input current value I from either infinity<text:span text:style-name="T6">, with a possible overshoot caused by the synaptic term.</text:span></text:p>
      <text:p text:style-name="P4"><text:tab/>We can classify the various cases of this curve by considering the relative values of v(0), v_th, I, and where it exists, the time and value of v at the extreme point. <text:s/>In addition, for correct convergence of the Newton-Raphson method when we have a minimum, we need information on the inflection point, the point at which the second derivative is zero.</text:p>
      <text:p text:style-name="P2"/>
      <text:p text:style-name="P2">Non-trivial cases <text:span text:style-name="T7">are</text:span> assumed to not meet criteria for trivial cases.</text:p>
      <text:p text:style-name="P1"/>
      <text:p text:style-name="P1">Trivial cases:</text:p>
      <text:list xml:id="list4180744628" text:style-name="L1">
        <text:list-item>
          <text:p text:style-name="P5">v(0) &gt; v<text:span text:style-name="T1">_th <text:tab/><text:tab/>(will fire)</text:span></text:p>
        </text:list-item>
        <text:list-item>
          <text:p text:style-name="P10">I &lt;<text:span text:style-name="T9">=</text:span> v_th, s_0 &lt;<text:span text:style-name="T8">=</text:span> 0 <text:tab/>(won’t fire)</text:p>
        </text:list-item>
      </text:list>
      <text:p text:style-name="P11">Non-trivial cases (you need data on the derivative):</text:p>
      <text:list xml:id="list2887602353" text:style-name="L2">
        <text:list-item>
          <text:p text:style-name="P12">v_e exists, t_e <text:s/>&gt; 0, v_e = v_th<text:tab/><text:tab/>(will fire)</text:p>
          <text:list>
            <text:list-item>
              <text:p text:style-name="P12">Exceptional case where extreme point is on the threshold</text:p>
            </text:list-item>
            <text:list-item>
              <text:p text:style-name="P13">Solution already found</text:p>
            </text:list-item>
            <text:list-item>
              <text:p text:style-name="P18">Lower bound is t_e</text:p>
            </text:list-item>
            <text:list-item>
              <text:p text:style-name="P18">Upper bound is t_e</text:p>
            </text:list-item>
            <text:list-item>
              <text:p text:style-name="P18">NR start is t_e</text:p>
            </text:list-item>
          </text:list>
        </text:list-item>
        <text:list-item>
          <text:p text:style-name="P12">v_e exists, t_e &gt; 0, v_e &gt; v_th<text:tab/><text:tab/>(will fire)</text:p>
        </text:list-item>
      </text:list>
      <text:list xml:id="list1037630300" text:style-name="L3">
        <text:list-item>
          <text:list>
            <text:list-item>
              <text:p text:style-name="P8"><text:span text:style-name="T1">Ma</text:span><text:span text:style-name="T2">x.</text:span><text:span text:style-name="T1"> takes you over threshold temporarily</text:span></text:p>
            </text:list-item>
            <text:list-item>
              <text:p text:style-name="P14">Lower bound based on t=0</text:p>
            </text:list-item>
            <text:list-item>
              <text:p text:style-name="P14">Upper bound is t_e</text:p>
            </text:list-item>
            <text:list-item>
              <text:p text:style-name="P14">NR start based on t=0</text:p>
            </text:list-item>
          </text:list>
        </text:list-item>
      </text:list>
      <text:list xml:id="list141655102373253" text:continue-list="list2887602353" text:style-name="L2">
        <text:list-item>
          <text:p text:style-name="P6"><text:span text:style-name="T1">v_e exists, t_e &gt; 0, v_e &lt; v_th, </text:span><text:span text:style-name="T3">v_i &gt; v_th, </text:span><text:span text:style-name="T1">I &gt; v_th<text:tab/><text:tab/>(will fire)</text:span></text:p>
        </text:list-item>
      </text:list>
      <text:list xml:id="list2559446376" text:style-name="L4">
        <text:list-item>
          <text:list>
            <text:list-item>
              <text:p text:style-name="P9"><text:span text:style-name="T1">Min. pulls you down first, but long-term limit takes you over </text:span><text:span text:style-name="T3">before inflection</text:span></text:p>
            </text:list-item>
            <text:list-item>
              <text:p text:style-name="P15">Lower bound is t_e</text:p>
            </text:list-item>
            <text:list-item>
              <text:p text:style-name="P15">Upper bound based on inflection point</text:p>
            </text:list-item>
            <text:list-item>
              <text:p text:style-name="P15">NR start based on inflection point</text:p>
            </text:list-item>
          </text:list>
        </text:list-item>
      </text:list>
      <text:list xml:id="list141654412351861" text:continue-list="list141655102373253" text:style-name="L2">
        <text:list-item>
          <text:p text:style-name="P7"><text:span text:style-name="T1">v_e exists, t_e &gt; 0, v_e &lt; v_th, </text:span><text:span text:style-name="T3">v_i &lt;= v_th, </text:span><text:span text:style-name="T1">I &gt; v_th<text:tab/>(will fire)</text:span></text:p>
          <text:list>
            <text:list-item>
              <text:p text:style-name="P13">Min. pulls you down first, long-term limit takes you over after inflection</text:p>
            </text:list-item>
            <text:list-item>
              <text:p text:style-name="P13">Lower bound based on inflection point</text:p>
            </text:list-item>
            <text:list-item>
              <text:p text:style-name="P13">Upper bound based on blind stepping</text:p>
            </text:list-item>
            <text:list-item>
              <text:p text:style-name="P13">NR start based on inflection point</text:p>
            </text:list-item>
          </text:list>
        </text:list-item>
        <text:list-item>
          <text:p text:style-name="P19">v_e exists, t_e &lt; 0, v_e &lt; v_th, v_i &gt; v_th, I &gt; v_th<text:tab/><text:tab/><text:tab/>(will fire)</text:p>
          <text:list>
            <text:list-item>
              <text:p text:style-name="P19">Min. already occurred, inflection above threshold, long-term limit takes you over</text:p>
            </text:list-item>
            <text:list-item>
              <text:p text:style-name="P23"><text:span text:style-name="T1">Lower bound </text:span><text:span text:style-name="T5">is</text:span><text:span text:style-name="T4"> t=0</text:span></text:p>
            </text:list-item>
            <text:list-item>
              <text:p text:style-name="P13">Upper bound based on inflection point</text:p>
            </text:list-item>
            <text:list-item>
              <text:p text:style-name="P13">NR start based on inflection point</text:p>
            </text:list-item>
          </text:list>
        </text:list-item>
        <text:list-item>
          <text:p text:style-name="P19">v_e exists, t_e &lt; 0, v_e &lt; v_th, v_i &lt;= v_th, t_i &gt; 0, I &gt; v_th<text:tab/>(will fire)</text:p>
        </text:list-item>
      </text:list>
      <text:list xml:id="list3334994188" text:style-name="L5">
        <text:list-item>
          <text:list>
            <text:list-item>
              <text:p text:style-name="P20">Min. already occurred, inflection below threshold and yet to occur, long-term limit takes you over</text:p>
            </text:list-item>
            <text:list-item>
              <text:p text:style-name="P16">Lower bound based on inflection point</text:p>
            </text:list-item>
            <text:list-item>
              <text:p text:style-name="P16">Upper bound based on blind stepping</text:p>
            </text:list-item>
            <text:list-item>
              <text:p text:style-name="P16">NR start based on inflection point</text:p>
            </text:list-item>
          </text:list>
        </text:list-item>
      </text:list>
      <text:list xml:id="list141653660106341" text:continue-list="list141654412351861" text:style-name="L2">
        <text:list-item>
          <text:p text:style-name="P19">v_e exists, t_e &lt; 0, v_e &lt; v_th, t_i &lt;= 0, I &gt; v_th<text:tab/><text:tab/>(will fire)</text:p>
          <text:list>
            <text:list-item>
              <text:p text:style-name="P19">Min. already occurred, inflection already happened, long-term limit takes you over</text:p>
            </text:list-item>
            <text:list-item>
              <text:p text:style-name="P13">Lower bound based on t=0</text:p>
            </text:list-item>
            <text:list-item>
              <text:p text:style-name="P13">Upper bound based on blind stepping</text:p>
            </text:list-item>
            <text:list-item>
              <text:p text:style-name="P13">NR start based on t=0</text:p>
            </text:list-item>
          </text:list>
        </text:list-item>
        <text:list-item>
          <text:p text:style-name="P13">v_e does not exist, I &gt; v_th<text:tab/><text:tab/><text:tab/>(will fire)</text:p>
          <text:list>
            <text:list-item>
              <text:p text:style-name="P13">Long term limit takes you over</text:p>
            </text:list-item>
            <text:list-item>
              <text:p text:style-name="P13"><text:soft-page-break/>Lower bound based on t=0</text:p>
            </text:list-item>
            <text:list-item>
              <text:p text:style-name="P13">Upper bound based on blind stepping</text:p>
            </text:list-item>
            <text:list-item>
              <text:p text:style-name="P13">NR start based on t=0</text:p>
            </text:list-item>
          </text:list>
        </text:list-item>
        <text:list-item>
          <text:p text:style-name="P21">v_e exists, v_e &lt;= v_th, I &lt; v_th<text:tab/><text:tab/>(won’t fire)</text:p>
        </text:list-item>
        <text:list-item>
          <text:p text:style-name="P13">v_e does not exist, I &lt;= v_th<text:tab/><text:tab/><text:tab/>(won’t fire)</text:p>
        </text:list-item>
      </text:list>
      <text:p text:style-name="P17"/>
      <text:p text:style-name="P22">Admittedly these cases don’t offer a full cover of all possibilities, but the remaining possibilities are non-firing cases that get swept up together, since we’re generally not interested in them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0T20:10:57.103000000</meta:creation-date>
    <meta:generator>LibreOffice/7.2.7.2$Windows_X86_64 LibreOffice_project/8d71d29d553c0f7dcbfa38fbfda25ee34cce99a2</meta:generator>
    <dc:date>2022-08-11T14:16:53.141000000</dc:date>
    <meta:editing-duration>PT4H18M5S</meta:editing-duration>
    <meta:editing-cycles>4</meta:editing-cycles>
    <meta:document-statistic meta:table-count="0" meta:image-count="0" meta:object-count="0" meta:page-count="2" meta:paragraph-count="51" meta:word-count="546" meta:character-count="2791" meta:non-whitespace-character-count="2324"/>
  </office:meta>
</office:document-meta>
</file>